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10_2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igmund Reich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August 7, 1892</text:p>
      <text:p text:style-name="P2">Month<text:tab/><text:tab/><text:tab/><text:tab/><text:tab/><text:tab/>August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6">N. Y., August 7. 1892/</text:p>
      <text:p text:style-name="P7">Reverend Doctor!/</text:p>
      <text:p text:style-name="P5"><text:tab/>I am very sorry, that I have/ to notify you of the following:/ I intend to leave the Seminary,/ because I feel myself, that I/ have no talent for a rabbi./ <text:s/>But since I have graduated/ last year as a teacher, I should/ like to obtain a diploma,/ which would qualify me to/ the position of a Sunday-/school-teacher. <text:s/>I hope, that you/ will grant my request/ and I am most respectfully/ Your pupil/ Sigmund Reich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1:45:48.94</meta:creation-date>
    <meta:document-statistic meta:table-count="0" meta:image-count="0" meta:object-count="0" meta:page-count="2" meta:paragraph-count="63" meta:word-count="247" meta:character-count="1712"/>
    <dc:date>2011-12-06T11:48:27.73</dc:date>
    <dc:creator>Penn Libraries</dc:creator>
    <meta:editing-duration>PT00H02M38S</meta:editing-duration>
    <meta:editing-cycles>1</meta:editing-cycles>
    <meta:generator>OpenOffice.org/3.2$Win32 OpenOffice.org_project/320m12$Build-9483</meta:generator>
  </office:meta>
</office:document-meta>
</file>